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7cm" draw:marker-start-width="0.42cm" draw:marker-end-width="0.42cm" draw:textarea-horizontal-align="center" draw:textarea-vertical-align="middle" fo:padding-top="0.16cm" fo:padding-bottom="0.16cm" fo:padding-left="0.285cm" fo:padding-right="0.285cm"/>
    </style:style>
    <style:style style:name="gr3" style:family="graphic" style:parent-style-name="standard">
      <style:graphic-properties svg:stroke-width="0.07cm" draw:marker-start-width="0.41cm" draw:marker-end-width="0.41cm" draw:textarea-horizontal-align="center" draw:textarea-vertical-align="middle" fo:padding-top="0.16cm" fo:padding-bottom="0.16cm" fo:padding-left="0.285cm" fo:padding-right="0.285cm"/>
    </style:style>
    <style:style style:name="gr4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objectwithoutfill">
      <style:graphic-properties svg:stroke-width="0.09cm" draw:marker-start-width="0.46cm" draw:marker-end-width="0.46cm" draw:fill="none" draw:textarea-horizontal-align="center" draw:textarea-vertical-align="middle" fo:padding-top="0.17cm" fo:padding-bottom="0.17cm" fo:padding-left="0.295cm" fo:padding-right="0.295cm"/>
    </style:style>
    <style:style style:name="gr8" style:family="graphic" style:parent-style-name="standard">
      <style:graphic-properties svg:stroke-width="0.09cm" draw:marker-start-width="0.44cm" draw:marker-end="Arrow" draw:marker-end-width="0.44cm" draw:textarea-horizontal-align="center" draw:textarea-vertical-align="middle" fo:padding-top="0.17cm" fo:padding-bottom="0.17cm" fo:padding-left="0.295cm" fo:padding-right="0.29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svg:stroke-width="0.12cm" svg:stroke-color="#800000" draw:marker-start-width="0.48cm" draw:marker-end="Arrow" draw:marker-end-width="0.48cm" draw:textarea-horizontal-align="center" draw:textarea-vertical-align="middle" fo:padding-top="0.185cm" fo:padding-bottom="0.185cm" fo:padding-left="0.31cm" fo:padding-right="0.3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margin-left="0cm" fo:margin-right="0cm" fo:text-align="center" fo:text-indent="0cm"/>
      <style:text-properties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id="id3" draw:layer="layout" svg:width="12cm" svg:height="3cm" svg:x="0.5cm" svg:y="8.499cm">
          <text:p text:style-name="P2"/>
        </draw:rect>
        <draw:line draw:style-name="gr2" draw:text-style-name="P1" draw:layer="layout" svg:x1="0.5cm" svg:y1="9.499cm" svg:x2="12.5cm" svg:y2="9.499cm">
          <text:p text:style-name="P2"/>
        </draw:line>
        <draw:line draw:style-name="gr3" draw:text-style-name="P1" draw:layer="layout" svg:x1="0.5cm" svg:y1="10.499cm" svg:x2="12.5cm" svg:y2="10.499cm">
          <text:p text:style-name="P2"/>
        </draw:line>
        <draw:line draw:style-name="gr4" draw:text-style-name="P1" draw:layer="layout" svg:x1="3.5cm" svg:y1="8.499cm" svg:x2="3.5cm" svg:y2="11.499cm">
          <text:p text:style-name="P2"/>
        </draw:line>
        <draw:frame draw:style-name="gr5" draw:text-style-name="P3" draw:layer="layout" svg:width="0.781cm" svg:height="0.687cm" svg:x="0.5cm" svg:y="4.499cm">
          <draw:text-box>
            <text:p text:style-name="P2"><text:span text:style-name="T1">D</text:span></text:p>
          </draw:text-box>
        </draw:frame>
        <draw:rect draw:style-name="gr1" draw:text-style-name="P1" draw:layer="layout" svg:width="12cm" svg:height="1cm" svg:x="0.5cm" svg:y="4.499cm">
          <text:p text:style-name="P2"/>
        </draw:rect>
        <draw:line draw:style-name="gr4" draw:text-style-name="P1" draw:layer="layout" svg:x1="1.5cm" svg:y1="4.499cm" svg:x2="1.5cm" svg:y2="5.499cm">
          <text:p text:style-name="P2"/>
        </draw:line>
        <draw:line draw:style-name="gr4" draw:text-style-name="P1" draw:layer="layout" svg:x1="2.5cm" svg:y1="4.499cm" svg:x2="2.5cm" svg:y2="5.499cm">
          <text:p text:style-name="P2"/>
        </draw:line>
        <draw:line draw:style-name="gr4" draw:text-style-name="P1" draw:layer="layout" svg:x1="3.5cm" svg:y1="4.499cm" svg:x2="3.5cm" svg:y2="5.499cm">
          <text:p text:style-name="P2"/>
        </draw:line>
        <draw:line draw:style-name="gr4" draw:text-style-name="P1" draw:layer="layout" svg:x1="6.5cm" svg:y1="8.499cm" svg:x2="6.5cm" svg:y2="11.499cm">
          <text:p text:style-name="P2"/>
        </draw:line>
        <draw:line draw:style-name="gr4" draw:text-style-name="P1" draw:layer="layout" svg:x1="4.5cm" svg:y1="4.499cm" svg:x2="4.5cm" svg:y2="5.499cm">
          <text:p text:style-name="P2"/>
        </draw:line>
        <draw:line draw:style-name="gr4" draw:text-style-name="P1" draw:layer="layout" svg:x1="5.5cm" svg:y1="4.499cm" svg:x2="5.5cm" svg:y2="5.499cm">
          <text:p text:style-name="P2"/>
        </draw:line>
        <draw:line draw:style-name="gr4" draw:text-style-name="P1" draw:layer="layout" svg:x1="6.5cm" svg:y1="4.499cm" svg:x2="6.5cm" svg:y2="5.499cm">
          <text:p text:style-name="P2"/>
        </draw:line>
        <draw:line draw:style-name="gr4" draw:text-style-name="P1" draw:layer="layout" svg:x1="7.5cm" svg:y1="4.499cm" svg:x2="7.5cm" svg:y2="5.499cm">
          <text:p text:style-name="P2"/>
        </draw:line>
        <draw:line draw:style-name="gr4" draw:text-style-name="P1" draw:layer="layout" svg:x1="8.5cm" svg:y1="4.499cm" svg:x2="8.5cm" svg:y2="5.499cm">
          <text:p text:style-name="P2"/>
        </draw:line>
        <draw:line draw:style-name="gr4" draw:text-style-name="P1" draw:layer="layout" svg:x1="9.5cm" svg:y1="4.499cm" svg:x2="9.5cm" svg:y2="5.499cm">
          <text:p text:style-name="P2"/>
        </draw:line>
        <draw:line draw:style-name="gr4" draw:text-style-name="P1" draw:layer="layout" svg:x1="9.5cm" svg:y1="8.499cm" svg:x2="9.5cm" svg:y2="11.499cm">
          <text:p text:style-name="P2"/>
        </draw:line>
        <draw:frame draw:style-name="gr6" draw:text-style-name="P4" draw:layer="layout" svg:width="4cm" svg:height="1.25cm" svg:x="13.5cm" svg:y="4.499cm">
          <draw:text-box>
            <text:p text:style-name="P4"><text:span text:style-name="T2">&lt;wave&gt;</text:span></text:p>
          </draw:text-box>
        </draw:frame>
        <draw:frame draw:style-name="gr6" draw:text-style-name="P2" draw:layer="layout" svg:width="4.5cm" svg:height="1.25cm" svg:x="13.5cm" svg:y="9.499cm">
          <draw:text-box>
            <text:p text:style-name="P4"><text:span text:style-name="T2">&lt;frames&gt;</text:span></text:p>
          </draw:text-box>
        </draw:frame>
        <draw:path draw:style-name="gr7" draw:text-style-name="P1" draw:id="id1" draw:layer="layout" svg:width="2.999cm" svg:height="0.499cm" svg:x="0.5cm" svg:y="5.499cm" svg:viewBox="0 0 3000 500" svg:d="m0 0c676 497 1125 500 1500 500s676-3 1500-500">
          <text:p text:style-name="P2"/>
        </draw:path>
        <draw:connector draw:style-name="gr8" draw:text-style-name="P1" draw:layer="layout" draw:type="line" svg:x1="2cm" svg:y1="5.999cm" svg:x2="1.977cm" svg:y2="7.476cm" draw:start-shape="id1" draw:start-glue-point="2" svg:d="m2000 5999-23 1477">
          <text:p text:style-name="P2"/>
        </draw:connector>
        <draw:frame draw:style-name="gr5" draw:text-style-name="P3" draw:layer="layout" svg:width="2.145cm" svg:height="0.687cm" svg:x="1cm" svg:y="8.812cm">
          <draw:text-box>
            <text:p text:style-name="P2"><text:span text:style-name="T1">Sample 0</text:span></text:p>
          </draw:text-box>
        </draw:frame>
        <draw:frame draw:style-name="gr6" draw:text-style-name="P2" draw:layer="layout" svg:width="1cm" svg:height="1.25cm" svg:x="0.5cm" svg:y="4.499cm">
          <draw:text-box>
            <text:p text:style-name="P2">0</text:p>
          </draw:text-box>
        </draw:frame>
        <draw:frame draw:style-name="gr6" draw:text-style-name="P2" draw:layer="layout" svg:width="1cm" svg:height="1.25cm" svg:x="1.5cm" svg:y="4.499cm">
          <draw:text-box>
            <text:p text:style-name="P2">1</text:p>
          </draw:text-box>
        </draw:frame>
        <draw:frame draw:style-name="gr9" draw:layer="layout" svg:width="0.502cm" svg:height="1.204cm" svg:x="3cm" svg:y="0cm">
          <draw:text-box>
            <text:p text:style-name="P2"/>
          </draw:text-box>
        </draw:frame>
        <draw:frame draw:style-name="gr6" draw:text-style-name="P2" draw:layer="layout" svg:width="1cm" svg:height="1.25cm" svg:x="2.5cm" svg:y="4.499cm">
          <draw:text-box>
            <text:p text:style-name="P2">2</text:p>
          </draw:text-box>
        </draw:frame>
        <draw:frame draw:style-name="gr6" draw:text-style-name="P2" draw:layer="layout" svg:width="1cm" svg:height="1.25cm" svg:x="3.5cm" svg:y="4.499cm">
          <draw:text-box>
            <text:p text:style-name="P2">3</text:p>
          </draw:text-box>
        </draw:frame>
        <draw:frame draw:style-name="gr6" draw:text-style-name="P2" draw:layer="layout" svg:width="1cm" svg:height="1.25cm" svg:x="4.5cm" svg:y="4.499cm">
          <draw:text-box>
            <text:p text:style-name="P2">4</text:p>
          </draw:text-box>
        </draw:frame>
        <draw:frame draw:style-name="gr6" draw:text-style-name="P2" draw:layer="layout" svg:width="1cm" svg:height="1.25cm" svg:x="5.5cm" svg:y="4.499cm">
          <draw:text-box>
            <text:p text:style-name="P2">5</text:p>
          </draw:text-box>
        </draw:frame>
        <draw:frame draw:style-name="gr6" draw:text-style-name="P2" draw:layer="layout" svg:width="1cm" svg:height="1.25cm" svg:x="6.5cm" svg:y="4.499cm">
          <draw:text-box>
            <text:p text:style-name="P2">6</text:p>
          </draw:text-box>
        </draw:frame>
        <draw:frame draw:style-name="gr6" draw:text-style-name="P2" draw:layer="layout" svg:width="1cm" svg:height="1.25cm" svg:x="7.5cm" svg:y="4.499cm">
          <draw:text-box>
            <text:p text:style-name="P2">7</text:p>
          </draw:text-box>
        </draw:frame>
        <draw:frame draw:style-name="gr6" draw:text-style-name="P2" draw:layer="layout" svg:width="3cm" svg:height="1.25cm" svg:x="9.5cm" svg:y="4.499cm">
          <draw:text-box>
            <text:p text:style-name="P2"><text:s text:c="5"/>...</text:p>
          </draw:text-box>
        </draw:frame>
        <draw:frame draw:style-name="gr10" draw:text-style-name="P5" draw:layer="layout" svg:width="3cm" svg:height="1cm" svg:x="0.5cm" svg:y="7.499cm">
          <draw:text-box>
            <text:p text:style-name="P2"><text:span text:style-name="T3"><text:s/></text:span><text:span text:style-name="T3">Frame 1</text:span></text:p>
          </draw:text-box>
        </draw:frame>
        <draw:frame draw:style-name="gr10" draw:text-style-name="P5" draw:layer="layout" svg:width="3cm" svg:height="1cm" svg:x="3.5cm" svg:y="7.499cm">
          <draw:text-box>
            <text:p text:style-name="P2"><text:span text:style-name="T3"><text:s/></text:span><text:span text:style-name="T3">Frame 2</text:span></text:p>
          </draw:text-box>
        </draw:frame>
        <draw:frame draw:style-name="gr10" draw:text-style-name="P5" draw:layer="layout" svg:width="3cm" svg:height="1cm" svg:x="6.5cm" svg:y="7.499cm">
          <draw:text-box>
            <text:p text:style-name="P2"><text:span text:style-name="T3"><text:s/></text:span><text:span text:style-name="T3">Frame 3</text:span></text:p>
          </draw:text-box>
        </draw:frame>
        <draw:frame draw:style-name="gr10" draw:text-style-name="P5" draw:layer="layout" svg:width="3cm" svg:height="1cm" svg:x="9.5cm" svg:y="7.499cm">
          <draw:text-box>
            <text:p text:style-name="P2"><text:span text:style-name="T3"><text:s text:c="7"/></text:span><text:span text:style-name="T3">...</text:span></text:p>
          </draw:text-box>
        </draw:frame>
        <draw:frame draw:style-name="gr5" draw:text-style-name="P3" draw:layer="layout" svg:width="2.145cm" svg:height="0.687cm" svg:x="1cm" svg:y="9.812cm">
          <draw:text-box>
            <text:p text:style-name="P2"><text:span text:style-name="T1">Sample 1</text:span></text:p>
          </draw:text-box>
        </draw:frame>
        <draw:frame draw:style-name="gr5" draw:text-style-name="P3" draw:layer="layout" svg:width="2.145cm" svg:height="0.687cm" svg:x="1cm" svg:y="10.812cm">
          <draw:text-box>
            <text:p text:style-name="P2"><text:span text:style-name="T1">Sample 2</text:span></text:p>
          </draw:text-box>
        </draw:frame>
        <draw:frame draw:style-name="gr5" draw:text-style-name="P3" draw:layer="layout" svg:width="2.145cm" svg:height="0.687cm" svg:x="4cm" svg:y="8.812cm">
          <draw:text-box>
            <text:p text:style-name="P2"><text:span text:style-name="T1">Sample 3</text:span></text:p>
          </draw:text-box>
        </draw:frame>
        <draw:frame draw:style-name="gr5" draw:text-style-name="P3" draw:layer="layout" svg:width="2.145cm" svg:height="0.687cm" svg:x="4cm" svg:y="9.812cm">
          <draw:text-box>
            <text:p text:style-name="P2"><text:span text:style-name="T1">Sample 4</text:span></text:p>
          </draw:text-box>
        </draw:frame>
        <draw:frame draw:style-name="gr5" draw:text-style-name="P3" draw:layer="layout" svg:width="2.145cm" svg:height="0.687cm" svg:x="4cm" svg:y="10.812cm">
          <draw:text-box>
            <text:p text:style-name="P2"><text:span text:style-name="T1">Sample 5</text:span></text:p>
          </draw:text-box>
        </draw:frame>
        <draw:rect draw:style-name="gr1" draw:text-style-name="P1" draw:layer="layout" svg:width="12cm" svg:height="2cm" svg:x="0.5cm" svg:y="14.999cm">
          <text:p text:style-name="P2"/>
        </draw:rect>
        <draw:line draw:style-name="gr2" draw:text-style-name="P1" draw:layer="layout" svg:x1="0.5cm" svg:y1="15.999cm" svg:x2="12.5cm" svg:y2="15.999cm">
          <text:p text:style-name="P2"/>
        </draw:line>
        <draw:line draw:style-name="gr4" draw:text-style-name="P1" draw:layer="layout" svg:x1="3.5cm" svg:y1="14.999cm" svg:x2="3.5cm" svg:y2="16.999cm">
          <text:p text:style-name="P2"/>
        </draw:line>
        <draw:line draw:style-name="gr4" draw:text-style-name="P1" draw:layer="layout" svg:x1="6.5cm" svg:y1="14.999cm" svg:x2="6.5cm" svg:y2="16.999cm">
          <text:p text:style-name="P2"/>
        </draw:line>
        <draw:line draw:style-name="gr4" draw:text-style-name="P1" draw:layer="layout" svg:x1="9.5cm" svg:y1="14.999cm" svg:x2="9.5cm" svg:y2="16.999cm">
          <text:p text:style-name="P2"/>
        </draw:line>
        <draw:frame draw:style-name="gr5" draw:text-style-name="P3" draw:layer="layout" svg:width="2.517cm" svg:height="0.687cm" svg:x="0.983cm" svg:y="15.312cm">
          <draw:text-box>
            <text:p text:style-name="P2"><text:span text:style-name="T1">F0 Frame 1</text:span></text:p>
          </draw:text-box>
        </draw:frame>
        <draw:frame draw:style-name="gr10" draw:text-style-name="P5" draw:layer="layout" svg:width="3cm" svg:height="1cm" svg:x="0.5cm" svg:y="13.999cm">
          <draw:text-box>
            <text:p text:style-name="P2"><text:span text:style-name="T3"><text:s/></text:span><text:span text:style-name="T3">Frame 1</text:span></text:p>
          </draw:text-box>
        </draw:frame>
        <draw:frame draw:style-name="gr10" draw:text-style-name="P5" draw:layer="layout" svg:width="3cm" svg:height="1cm" svg:x="3.5cm" svg:y="13.999cm">
          <draw:text-box>
            <text:p text:style-name="P2"><text:span text:style-name="T3"><text:s/></text:span><text:span text:style-name="T3">Frame 2</text:span></text:p>
          </draw:text-box>
        </draw:frame>
        <draw:frame draw:style-name="gr10" draw:text-style-name="P5" draw:layer="layout" svg:width="3cm" svg:height="1cm" svg:x="6.5cm" svg:y="13.999cm">
          <draw:text-box>
            <text:p text:style-name="P2"><text:span text:style-name="T3"><text:s text:c="7"/></text:span><text:span text:style-name="T3">...</text:span></text:p>
          </draw:text-box>
        </draw:frame>
        <draw:frame draw:style-name="gr5" draw:text-style-name="P3" draw:layer="layout" svg:width="2.902cm" svg:height="0.687cm" svg:x="0.598cm" svg:y="16.312cm">
          <draw:text-box>
            <text:p text:style-name="P2"><text:span text:style-name="T1">HNR Frame 1</text:span></text:p>
          </draw:text-box>
        </draw:frame>
        <draw:frame draw:style-name="gr6" draw:text-style-name="P2" draw:layer="layout" svg:width="4.5cm" svg:height="1.25cm" svg:x="13.5cm" svg:y="15.249cm">
          <draw:text-box>
            <text:p text:style-name="P4"><text:span text:style-name="T2">&lt;pitch&gt;</text:span></text:p>
          </draw:text-box>
        </draw:frame>
        <draw:connector draw:style-name="gr8" draw:text-style-name="P1" draw:layer="layout" draw:type="line" svg:x1="2cm" svg:y1="11.522cm" svg:x2="1.994cm" svg:y2="13.711cm" svg:d="m2000 11522-6 2189">
          <text:p text:style-name="P2"/>
        </draw:connector>
        <draw:path draw:style-name="gr7" draw:text-style-name="P1" draw:id="id2" draw:layer="layout" svg:width="2.999cm" svg:height="0.499cm" svg:x="3.5cm" svg:y="5.499cm" svg:viewBox="0 0 3000 500" svg:d="m0 0c676 497 1125 500 1500 500s676-3 1500-500">
          <text:p text:style-name="P2"/>
        </draw:path>
        <draw:connector draw:style-name="gr8" draw:text-style-name="P1" draw:layer="layout" draw:type="line" svg:x1="5cm" svg:y1="5.999cm" svg:x2="4.977cm" svg:y2="7.476cm" draw:start-shape="id2" draw:start-glue-point="2" svg:d="m5000 5999-23 1477">
          <text:p text:style-name="P2"/>
        </draw:connector>
        <draw:path draw:style-name="gr7" draw:text-style-name="P1" draw:layer="layout" svg:width="2.999cm" svg:height="0.499cm" svg:x="6.5cm" svg:y="5.499cm" svg:viewBox="0 0 3000 500" svg:d="m0 0c676 497 1125 500 1500 500s676-3 1500-500">
          <text:p text:style-name="P2"/>
        </draw:path>
        <draw:ellipse draw:style-name="gr11" draw:text-style-name="P6" draw:layer="layout" svg:width="8cm" svg:height="1cm" svg:x="8.5cm" svg:y="6.499cm">
          <text:p text:style-name="P2"><text:span text:style-name="T4">cFramer (=cWinToVecProcessor)</text:span></text:p>
        </draw:ellipse>
        <draw:connector draw:style-name="gr12" draw:text-style-name="P1" draw:layer="layout" draw:type="curve" draw:line-skew="-0.671cm" svg:x1="12.561cm" svg:y1="5.268cm" svg:x2="13.1cm" svg:y2="6.414cm" svg:d="m12561 5268c0-147 539-720 539 1146">
          <text:p text:style-name="P2"/>
        </draw:connector>
        <draw:connector draw:style-name="gr12" draw:text-style-name="P1" draw:layer="layout" draw:type="curve" svg:x1="13.1cm" svg:y1="7.526cm" svg:x2="12.5cm" svg:y2="9.999cm" draw:end-shape="id3" svg:d="m13100 7526c-37 0 262 2473-600 2473">
          <text:p text:style-name="P2"/>
        </draw:connector>
        <draw:ellipse draw:style-name="gr11" draw:text-style-name="P6" draw:layer="layout" svg:width="8cm" svg:height="1cm" svg:x="8.5cm" svg:y="12.499cm">
          <text:p text:style-name="P2"><text:span text:style-name="T4">cPitch (=cVectorProcessor)</text:span></text:p>
        </draw:ellipse>
        <draw:connector draw:style-name="gr12" draw:text-style-name="P1" draw:layer="layout" draw:type="curve" svg:x1="13.1cm" svg:y1="13.526cm" svg:x2="12.5cm" svg:y2="15.999cm" svg:d="m13100 13526c-37 0 262 2473-600 2473">
          <text:p text:style-name="P2"/>
        </draw:connector>
        <draw:connector draw:style-name="gr12" draw:text-style-name="P1" draw:layer="layout" draw:type="curve" draw:line-skew="-0.671cm" svg:x1="12.5cm" svg:y1="11.353cm" svg:x2="13.039cm" svg:y2="12.499cm" svg:d="m12500 11353c0-147 539-720 539 1146">
          <text:p text:style-name="P2"/>
        </draw:connector>
        <draw:ellipse draw:style-name="gr11" draw:text-style-name="P6" draw:id="id4" draw:layer="layout" svg:width="8cm" svg:height="1cm" svg:x="2.5cm" svg:y="1.999cm">
          <text:p text:style-name="P2"><text:span text:style-name="T4">cWaveSource (=cDataSource)</text:span></text:p>
        </draw:ellipse>
        <draw:connector draw:style-name="gr12" draw:text-style-name="P1" draw:layer="layout" draw:type="curve" svg:x1="6.5cm" svg:y1="2.999cm" svg:x2="6.359cm" svg:y2="4.178cm" draw:start-shape="id4" draw:start-glue-point="2" svg:d="m6500 2999c0 1260-141 671-141 1179">
          <text:p text:style-name="P2"/>
        </draw:connector>
        <draw:line draw:style-name="gr13" draw:text-style-name="P1" draw:layer="layout" svg:x1="8.5cm" svg:y1="3.499cm" svg:x2="8.5cm" svg:y2="4.499cm">
          <text:p text:style-name="P2"/>
        </draw:line>
        <draw:line draw:style-name="gr13" draw:text-style-name="P1" draw:layer="layout" svg:x1="6.5cm" svg:y1="7.499cm" svg:x2="6.5cm" svg:y2="8.499cm">
          <text:p text:style-name="P2"/>
        </draw:line>
        <draw:line draw:style-name="gr13" draw:text-style-name="P1" draw:layer="layout" svg:x1="3.5cm" svg:y1="13.999cm" svg:x2="3.5cm" svg:y2="14.999cm">
          <text:p text:style-name="P2"/>
        </draw:line>
        <draw:frame draw:style-name="gr6" draw:text-style-name="P7" draw:layer="layout" svg:width="4.5cm" svg:height="1.505cm" svg:x="13.5cm" svg:y="1.995cm">
          <draw:text-box>
            <text:p text:style-name="P7"><text:span text:style-name="T5">&lt;Datamemory Level&gt;:</text:span></text:p>
          </draw:text-box>
        </draw:frame>
        <draw:ellipse draw:style-name="gr11" draw:text-style-name="P6" draw:id="id6" draw:layer="layout" svg:width="8cm" svg:height="1cm" svg:x="12.5cm" svg:y="17.5cm">
          <text:p text:style-name="P2"><text:span text:style-name="T4">cArffSink (=cDataSink)</text:span></text:p>
        </draw:ellipse>
        <draw:connector draw:style-name="gr12" draw:text-style-name="P1" draw:layer="layout" draw:type="curve" svg:x1="12.632cm" svg:y1="16.656cm" svg:x2="16.5cm" svg:y2="17.5cm" draw:start-shape="id5" draw:start-glue-point="1" draw:end-shape="id6" draw:end-glue-point="0" svg:d="m12632 16656c2579 0 3868 281 3868 844">
          <text:p text:style-name="P2"/>
        </draw:connector>
        <draw:ellipse draw:style-name="gr11" draw:text-style-name="P6" draw:id="id7" draw:layer="layout" svg:width="8cm" svg:height="1cm" svg:x="12cm" svg:y="18.5cm">
          <text:p text:style-name="P2"><text:span text:style-name="T4">cLibsvmliveSink (=cDataSink)</text:span></text:p>
        </draw:ellipse>
        <draw:connector draw:style-name="gr12" draw:text-style-name="P1" draw:layer="layout" draw:type="curve" svg:x1="12.632cm" svg:y1="16.656cm" svg:x2="12cm" svg:y2="19cm" draw:start-shape="id5" draw:start-glue-point="1" draw:end-shape="id7" draw:end-glue-point="3" svg:d="m12632 16656c750 0 500 1094-316 1094s-1066 1250-316 1250">
          <text:p text:style-name="P2"/>
        </draw:connector>
        <draw:frame draw:style-name="gr5" draw:text-style-name="P3" draw:id="id5" draw:layer="layout" svg:width="3.034cm" svg:height="0.687cm" svg:x="9.598cm" svg:y="16.313cm">
          <draw:text-box>
            <text:p text:style-name="P2"><text:span text:style-name="T1"><text:s text:c="23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.009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Flo Eyben</meta:initial-creator>
    <meta:creation-date>2009-08-20T09:55:58</meta:creation-date>
    <dc:creator>Flo Eyben</dc:creator>
    <dc:date>2009-08-20T11:03:40</dc:date>
    <meta:editing-cycles>17</meta:editing-cycles>
    <meta:editing-duration>PT43M57S</meta:editing-duration>
    <meta:user-defined meta:name="Info 1"/>
    <meta:user-defined meta:name="Info 2"/>
    <meta:user-defined meta:name="Info 3"/>
    <meta:user-defined meta:name="Info 4"/>
    <meta:document-statistic meta:object-count="73"/>
  </office:meta>
</office:document-meta>
</file>